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33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EXHORTATION TO UNITY AND FELLOWSHIP (133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EXAMPLES OF UNITY AND FELLOWSHIP (133:2-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EXAMPLES OF UNITY AND FELLOWSHIP (133:2-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It is as precious as the anointing oil used on Aaron (133:2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It is as refreshing as the dew falling on Mount Zion (133:3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33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EXHORTATION TO UNITY AND FELLOWSHIP (13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EXAMPLES OF UNITY AND FELLOWSHIP (133:2-3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3 </dc:title>
    <meta:initial-creator>David STRICKLAND</meta:initial-creator>
    <dc:creator>David STRICKLAND</dc:creator>
    <meta:creation-date>2020-02-22T17:39:55Z</meta:creation-date>
    <dc:date>2020-02-22T17:39:56Z</dc:date>
    <meta:template xlink:href="BibleStudy" xlink:type="simple"/>
    <meta:editing-cycles>1</meta:editing-cycles>
    <meta:editing-duration>PT0S</meta:editing-duration>
    <meta:document-statistic meta:paragraph-count="9" meta:word-count="74"/>
  </office:meta>
</office:document-meta>
</file>